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25-01-2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24-01-0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23-01-0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21-12-3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21-01-06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9-12-2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9-01-0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8-01-11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7-01-11 16:4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5-12-30 20:3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4-01-07 17:45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3-01-23 15:59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2-01-19 21:3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1-01-03 21:20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10-01-13 21:0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9-01-06 14:49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8-01-04 18:5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7-01-05 17:19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6-01-18 23:1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5-01-07 15:09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4-01-07 03:1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3-01-03 21:5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7097551401</text:p>
          </table:table-cell>
          <table:table-cell office:value-type="string" calcext:value-type="string">
            <text:p>2002-01-02 21:39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